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2mm"/>
    </style:style>
    <style:style style:name="co2" style:family="table-column">
      <style:table-column-properties fo:break-before="auto" style:column-width="178.7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46.07mm"/>
    </style:style>
    <style:style style:name="co6" style:family="table-column">
      <style:table-column-properties fo:break-before="auto" style:column-width="4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9mm" fo:break-before="auto" style:use-optimal-row-height="fals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3" style:family="table-cell" style:parent-style-name="Default">
      <style:table-cell-properties fo:wrap-option="no-wrap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1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BMS → DataAccess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DBMS out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ataAccessManager check that the data are valid 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DBM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2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SMS/Push Gateways → NotificationHel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SMS/Push Gateways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NotificationHelp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SMS/Push Gateway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3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ide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ide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DataService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CarData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RideManager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esearch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Manager → Research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3 I4 I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eservatio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rvatio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 Reservatio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rvatio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BankTransferService → Drive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BankTransfer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Drive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riverManager → 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7 </text:p>
          </table:table-cell>
          <table:table-cell table:number-columns-repeated="2"/>
        </table:table-row>
      </table:table>
      <table:table table:name="Feuille2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1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ataAccessManag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2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Notification Help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3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Ca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4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rive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7:16:27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5:36:36.120000000</meta:creation-date>
    <dc:date>2017-01-15T19:26:50.701000000</dc:date>
    <meta:editing-duration>PT2H17M15S</meta:editing-duration>
    <meta:editing-cycles>9</meta:editing-cycles>
    <meta:generator>LibreOffice/5.1.5.2$Windows_x86 LibreOffice_project/7a864d8825610a8c07cfc3bc01dd4fce6a9447e5</meta:generator>
    <meta:document-statistic meta:table-count="2" meta:cell-count="191" meta:object-count="0"/>
  </office:meta>
</office:document-meta>
</file>